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Ripple</text:p>
          </table:table-cell>
          <table:table-cell table:style-name="ce1" office:value-type="string" calcext:value-type="string">
            <text:p>Ethereum</text:p>
          </table:table-cell>
          <table:table-cell table:style-name="ce1" office:value-type="string" calcext:value-type="string">
            <text:p>Litecoin</text:p>
          </table:table-cell>
          <table:table-cell table:style-name="ce1" office:value-type="string" calcext:value-type="string">
            <text:p>Monero</text:p>
          </table:table-cell>
          <table:table-cell table:style-name="ce1" office:value-type="string" calcext:value-type="string">
            <text:p>Stellar</text:p>
          </table:table-cell>
          <table:table-cell table:style-name="ce1" office:value-type="string" calcext:value-type="string">
            <text:p>Waves</text:p>
          </table:table-cell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float" office:value="100580.46" calcext:value-type="float">
            <text:p>100580.46</text:p>
          </table:table-cell>
          <table:table-cell table:style-name="ce1" office:value-type="float" office:value="135777.93" calcext:value-type="float">
            <text:p>135777.93</text:p>
          </table:table-cell>
          <table:table-cell table:style-name="ce1" office:value-type="float" office:value="179456.66" calcext:value-type="float">
            <text:p>179456.66</text:p>
          </table:table-cell>
          <table:table-cell table:style-name="ce1" office:value-type="float" office:value="191301.23" calcext:value-type="float">
            <text:p>191301.23</text:p>
          </table:table-cell>
          <table:table-cell table:style-name="ce1" office:value-type="float" office:value="194717.35" calcext:value-type="float">
            <text:p>194717.35</text:p>
          </table:table-cell>
          <table:table-cell table:style-name="ce1" office:value-type="float" office:value="198166.38" calcext:value-type="float">
            <text:p>198166.38</text:p>
          </table:table-cell>
          <table:table-cell table:formula="of:=[.F2]+[.E2]+[.D2]+[.C2]+[.B2]+[.A2]" office:value-type="float" office:value="1000000.01" calcext:value-type="float">
            <text:p>1000000.0</text:p>
          </table:table-cell>
          <table:table-cell/>
        </table:table-row>
        <table:table-row table:style-name="ro2">
          <table:table-cell office:value-type="float" office:value="143406.961860433" calcext:value-type="float">
            <text:p>143406.961860433</text:p>
          </table:table-cell>
          <table:table-cell office:value-type="float" office:value="184223.037089819" calcext:value-type="float">
            <text:p>184223.037089819</text:p>
          </table:table-cell>
          <table:table-cell office:value-type="float" office:value="223976.570611683" calcext:value-type="float">
            <text:p>223976.570611683</text:p>
          </table:table-cell>
          <table:table-cell office:value-type="float" office:value="102989.861985159" calcext:value-type="float">
            <text:p>102989.861985159</text:p>
          </table:table-cell>
          <table:table-cell office:value-type="float" office:value="218656.397675746" calcext:value-type="float">
            <text:p>218656.397675746</text:p>
          </table:table-cell>
          <table:table-cell office:value-type="float" office:value="201984.614682081" calcext:value-type="float">
            <text:p>201984.614682081</text:p>
          </table:table-cell>
          <table:table-cell table:formula="of:=[.F3]+[.E3]+[.D3]+[.C3]+[.B3]+[.A3]" office:value-type="float" office:value="1075237.44390492" calcext:value-type="float">
            <text:p>1075237.4</text:p>
          </table:table-cell>
          <table:table-cell/>
        </table:table-row>
        <table:table-row table:style-name="ro2">
          <table:table-cell office:value-type="float" office:value="154528.394972531" calcext:value-type="float">
            <text:p>154528.394972531</text:p>
          </table:table-cell>
          <table:table-cell office:value-type="float" office:value="187631.252965872" calcext:value-type="float">
            <text:p>187631.252965872</text:p>
          </table:table-cell>
          <table:table-cell office:value-type="float" office:value="214070.044379145" calcext:value-type="float">
            <text:p>214070.044379145</text:p>
          </table:table-cell>
          <table:table-cell office:value-type="float" office:value="104517.512528004" calcext:value-type="float">
            <text:p>104517.512528004</text:p>
          </table:table-cell>
          <table:table-cell office:value-type="float" office:value="209537.745095306" calcext:value-type="float">
            <text:p>209537.745095306</text:p>
          </table:table-cell>
          <table:table-cell office:value-type="float" office:value="198166.38" calcext:value-type="float">
            <text:p>198166.38</text:p>
          </table:table-cell>
          <table:table-cell table:formula="of:=[.F4]+[.E4]+[.D4]+[.C4]+[.B4]+[.A4]" office:value-type="float" office:value="1068451.32994086" calcext:value-type="float">
            <text:p>1068451.3</text:p>
          </table:table-cell>
          <table:table-cell/>
        </table:table-row>
        <table:table-row table:style-name="ro2">
          <table:table-cell office:value-type="float" office:value="178918.69238707" calcext:value-type="float">
            <text:p>178918.69238707</text:p>
          </table:table-cell>
          <table:table-cell office:value-type="float" office:value="199803.452523204" calcext:value-type="float">
            <text:p>199803.452523204</text:p>
          </table:table-cell>
          <table:table-cell office:value-type="float" office:value="215986.565802879" calcext:value-type="float">
            <text:p>215986.565802879</text:p>
          </table:table-cell>
          <table:table-cell office:value-type="float" office:value="105483.342958705" calcext:value-type="float">
            <text:p>105483.342958705</text:p>
          </table:table-cell>
          <table:table-cell office:value-type="float" office:value="207769.843064405" calcext:value-type="float">
            <text:p>207769.843064405</text:p>
          </table:table-cell>
          <table:table-cell office:value-type="float" office:value="199693.673872832" calcext:value-type="float">
            <text:p>199693.673872832</text:p>
          </table:table-cell>
          <table:table-cell table:formula="of:=[.F5]+[.E5]+[.D5]+[.C5]+[.B5]+[.A5]" office:value-type="float" office:value="1107655.5706091" calcext:value-type="float">
            <text:p>1107655.6</text:p>
          </table:table-cell>
          <table:table-cell/>
        </table:table-row>
        <table:table-row table:style-name="ro2">
          <table:table-cell office:value-type="float" office:value="175667.406216426" calcext:value-type="float">
            <text:p>175667.406216426</text:p>
          </table:table-cell>
          <table:table-cell office:value-type="float" office:value="227607.31888048" calcext:value-type="float">
            <text:p>227607.31888048</text:p>
          </table:table-cell>
          <table:table-cell office:value-type="float" office:value="227337.231418089" calcext:value-type="float">
            <text:p>227337.231418089</text:p>
          </table:table-cell>
          <table:table-cell office:value-type="float" office:value="108825.374953509" calcext:value-type="float">
            <text:p>108825.374953509</text:p>
          </table:table-cell>
          <table:table-cell office:value-type="float" office:value="225583.265282202" calcext:value-type="float">
            <text:p>225583.265282202</text:p>
          </table:table-cell>
          <table:table-cell office:value-type="float" office:value="204275.555491329" calcext:value-type="float">
            <text:p>204275.555491329</text:p>
          </table:table-cell>
          <table:table-cell table:formula="of:=[.F6]+[.E6]+[.D6]+[.C6]+[.B6]+[.A6]" office:value-type="float" office:value="1169296.15224203" calcext:value-type="float">
            <text:p>1169296.2</text:p>
          </table:table-cell>
          <table:table-cell/>
        </table:table-row>
        <table:table-row table:style-name="ro2">
          <table:table-cell office:value-type="float" office:value="177569.954902608" calcext:value-type="float">
            <text:p>177569.954902608</text:p>
          </table:table-cell>
          <table:table-cell office:value-type="float" office:value="220201.496412966" calcext:value-type="float">
            <text:p>220201.496412966</text:p>
          </table:table-cell>
          <table:table-cell office:value-type="float" office:value="220494.440137576" calcext:value-type="float">
            <text:p>220494.440137576</text:p>
          </table:table-cell>
          <table:table-cell office:value-type="float" office:value="107283.926833083" calcext:value-type="float">
            <text:p>107283.926833083</text:p>
          </table:table-cell>
          <table:table-cell office:value-type="float" office:value="252758.297377084" calcext:value-type="float">
            <text:p>252758.297377084</text:p>
          </table:table-cell>
          <table:table-cell office:value-type="float" office:value="216875.729942197" calcext:value-type="float">
            <text:p>216875.729942197</text:p>
          </table:table-cell>
          <table:table-cell table:formula="of:=[.F7]+[.E7]+[.D7]+[.C7]+[.B7]+[.A7]" office:value-type="float" office:value="1195183.84560551" calcext:value-type="float">
            <text:p>1195183.8</text:p>
          </table:table-cell>
          <table:table-cell/>
        </table:table-row>
        <table:table-row table:style-name="ro2">
          <table:table-cell office:value-type="float" office:value="180971.93799889" calcext:value-type="float">
            <text:p>180971.93799889</text:p>
          </table:table-cell>
          <table:table-cell office:value-type="float" office:value="234731.258831929" calcext:value-type="float">
            <text:p>234731.258831929</text:p>
          </table:table-cell>
          <table:table-cell office:value-type="float" office:value="234018.063141668" calcext:value-type="float">
            <text:p>234018.063141668</text:p>
          </table:table-cell>
          <table:table-cell office:value-type="float" office:value="109486.796328819" calcext:value-type="float">
            <text:p>109486.796328819</text:p>
          </table:table-cell>
          <table:table-cell office:value-type="float" office:value="309346.670278486" calcext:value-type="float">
            <text:p>309346.670278486</text:p>
          </table:table-cell>
          <table:table-cell office:value-type="float" office:value="215730.259537572" calcext:value-type="float">
            <text:p>215730.259537572</text:p>
          </table:table-cell>
          <table:table-cell table:formula="of:=[.F8]+[.E8]+[.D8]+[.C8]+[.B8]+[.A8]" office:value-type="float" office:value="1284284.98611736" calcext:value-type="float">
            <text:p>1284285.0</text:p>
          </table:table-cell>
          <table:table-cell/>
        </table:table-row>
        <table:table-row table:style-name="ro2">
          <table:table-cell office:value-type="float" office:value="178161.440335738" calcext:value-type="float">
            <text:p>178161.440335738</text:p>
          </table:table-cell>
          <table:table-cell office:value-type="float" office:value="246083.436524347" calcext:value-type="float">
            <text:p>246083.436524347</text:p>
          </table:table-cell>
          <table:table-cell office:value-type="float" office:value="274265.013040073" calcext:value-type="float">
            <text:p>274265.013040073</text:p>
          </table:table-cell>
          <table:table-cell office:value-type="float" office:value="128986.654020088" calcext:value-type="float">
            <text:p>128986.654020088</text:p>
          </table:table-cell>
          <table:table-cell office:value-type="float" office:value="420858.900134066" calcext:value-type="float">
            <text:p>420858.900134066</text:p>
          </table:table-cell>
          <table:table-cell office:value-type="float" office:value="226421.316647399" calcext:value-type="float">
            <text:p>226421.316647399</text:p>
          </table:table-cell>
          <table:table-cell table:formula="of:=[.F9]+[.E9]+[.D9]+[.C9]+[.B9]+[.A9]" office:value-type="float" office:value="1474776.76070171" calcext:value-type="float">
            <text:p>1474776.8</text:p>
          </table:table-cell>
          <table:table-cell/>
        </table:table-row>
        <table:table-row table:style-name="ro2">
          <table:table-cell office:value-type="float" office:value="161064.874122087" calcext:value-type="float">
            <text:p>161064.874122087</text:p>
          </table:table-cell>
          <table:table-cell office:value-type="float" office:value="219278.971814936" calcext:value-type="float">
            <text:p>219278.971814936</text:p>
          </table:table-cell>
          <table:table-cell office:value-type="float" office:value="226945.829155496" calcext:value-type="float">
            <text:p>226945.829155496</text:p>
          </table:table-cell>
          <table:table-cell office:value-type="float" office:value="104802.94991422" calcext:value-type="float">
            <text:p>104802.94991422</text:p>
          </table:table-cell>
          <table:table-cell office:value-type="float" office:value="333027.252745036" calcext:value-type="float">
            <text:p>333027.252745036</text:p>
          </table:table-cell>
          <table:table-cell office:value-type="float" office:value="197402.733063584" calcext:value-type="float">
            <text:p>197402.733063584</text:p>
          </table:table-cell>
          <table:table-cell table:formula="of:=[.F10]+[.E10]+[.D10]+[.C10]+[.B10]+[.A10]" office:value-type="float" office:value="1242522.61081536" calcext:value-type="float">
            <text:p>1242522.6</text:p>
          </table:table-cell>
          <table:table-cell/>
        </table:table-row>
        <table:table-row table:style-name="ro2">
          <table:table-cell office:value-type="float" office:value="168445.256055216" calcext:value-type="float">
            <text:p>168445.256055216</text:p>
          </table:table-cell>
          <table:table-cell office:value-type="float" office:value="226351.660399829" calcext:value-type="float">
            <text:p>226351.660399829</text:p>
          </table:table-cell>
          <table:table-cell office:value-type="float" office:value="243128.288219275" calcext:value-type="float">
            <text:p>243128.288219275</text:p>
          </table:table-cell>
          <table:table-cell office:value-type="float" office:value="108172.145889888" calcext:value-type="float">
            <text:p>108172.145889888</text:p>
          </table:table-cell>
          <table:table-cell office:value-type="float" office:value="376692.365186631" calcext:value-type="float">
            <text:p>376692.365186631</text:p>
          </table:table-cell>
          <table:table-cell office:value-type="float" office:value="186329.852485549" calcext:value-type="float">
            <text:p>186329.852485549</text:p>
          </table:table-cell>
          <table:table-cell table:formula="of:=[.F11]+[.E11]+[.D11]+[.C11]+[.B11]+[.A11]" office:value-type="float" office:value="1309119.56823639" calcext:value-type="float">
            <text:p>1309119.6</text:p>
          </table:table-cell>
          <table:table-cell/>
        </table:table-row>
        <table:table-row table:style-name="ro2">
          <table:table-cell office:value-type="float" office:value="175765.359218091" calcext:value-type="float">
            <text:p>175765.359218091</text:p>
          </table:table-cell>
          <table:table-cell office:value-type="float" office:value="253694.264458089" calcext:value-type="float">
            <text:p>253694.264458089</text:p>
          </table:table-cell>
          <table:table-cell office:value-type="float" office:value="257704.648343446" calcext:value-type="float">
            <text:p>257704.648343446</text:p>
          </table:table-cell>
          <table:table-cell office:value-type="float" office:value="110250.837187392" calcext:value-type="float">
            <text:p>110250.837187392</text:p>
          </table:table-cell>
          <table:table-cell office:value-type="float" office:value="464632.567963524" calcext:value-type="float">
            <text:p>464632.567963524</text:p>
          </table:table-cell>
          <table:table-cell office:value-type="float" office:value="221457.611560694" calcext:value-type="float">
            <text:p>221457.611560694</text:p>
          </table:table-cell>
          <table:table-cell table:formula="of:=[.F12]+[.E12]+[.D12]+[.C12]+[.B12]+[.A12]" office:value-type="float" office:value="1483505.28873124" calcext:value-type="float">
            <text:p>1483505.3</text:p>
          </table:table-cell>
          <table:table-cell/>
        </table:table-row>
        <table:table-row table:style-name="ro2">
          <table:table-cell office:value-type="float" office:value="174601.225467536" calcext:value-type="float">
            <text:p>174601.225467536</text:p>
          </table:table-cell>
          <table:table-cell office:value-type="float" office:value="256974.351917749" calcext:value-type="float">
            <text:p>256974.351917749</text:p>
          </table:table-cell>
          <table:table-cell office:value-type="float" office:value="274022.073704671" calcext:value-type="float">
            <text:p>274022.073704671</text:p>
          </table:table-cell>
          <table:table-cell office:value-type="float" office:value="110161.584107412" calcext:value-type="float">
            <text:p>110161.584107412</text:p>
          </table:table-cell>
          <table:table-cell office:value-type="float" office:value="484963.441318892" calcext:value-type="float">
            <text:p>484963.441318892</text:p>
          </table:table-cell>
          <table:table-cell office:value-type="float" office:value="233294.139075144" calcext:value-type="float">
            <text:p>233294.139075144</text:p>
          </table:table-cell>
          <table:table-cell table:formula="of:=[.F13]+[.E13]+[.D13]+[.C13]+[.B13]+[.A13]" office:value-type="float" office:value="1534016.8155914" calcext:value-type="float">
            <text:p>1534016.8</text:p>
          </table:table-cell>
          <table:table-cell/>
        </table:table-row>
        <table:table-row table:style-name="ro2">
          <table:table-cell office:value-type="float" office:value="175505.407021365" calcext:value-type="float">
            <text:p>175505.407021365</text:p>
          </table:table-cell>
          <table:table-cell office:value-type="float" office:value="259485.668879052" calcext:value-type="float">
            <text:p>259485.668879052</text:p>
          </table:table-cell>
          <table:table-cell office:value-type="float" office:value="270000.078040779" calcext:value-type="float">
            <text:p>270000.078040779</text:p>
          </table:table-cell>
          <table:table-cell office:value-type="float" office:value="108896.518712913" calcext:value-type="float">
            <text:p>108896.518712913</text:p>
          </table:table-cell>
          <table:table-cell office:value-type="float" office:value="460248.998015557" calcext:value-type="float">
            <text:p>460248.998015557</text:p>
          </table:table-cell>
          <table:table-cell office:value-type="float" office:value="236730.550289017" calcext:value-type="float">
            <text:p>236730.550289017</text:p>
          </table:table-cell>
          <table:table-cell table:formula="of:=[.F14]+[.E14]+[.D14]+[.C14]+[.B14]+[.A14]" office:value-type="float" office:value="1510867.22095868" calcext:value-type="float">
            <text:p>1510867.2</text:p>
          </table:table-cell>
          <table:table-cell/>
        </table:table-row>
        <table:table-row table:style-name="ro2">
          <table:table-cell office:value-type="float" office:value="177144.23608768" calcext:value-type="float">
            <text:p>177144.23608768</text:p>
          </table:table-cell>
          <table:table-cell office:value-type="float" office:value="267122.122496073" calcext:value-type="float">
            <text:p>267122.122496073</text:p>
          </table:table-cell>
          <table:table-cell office:value-type="float" office:value="283753.143750529" calcext:value-type="float">
            <text:p>283753.143750529</text:p>
          </table:table-cell>
          <table:table-cell office:value-type="float" office:value="109333.298278226" calcext:value-type="float">
            <text:p>109333.298278226</text:p>
          </table:table-cell>
          <table:table-cell office:value-type="float" office:value="504575.781392694" calcext:value-type="float">
            <text:p>504575.781392694</text:p>
          </table:table-cell>
          <table:table-cell office:value-type="float" office:value="255439.900231214" calcext:value-type="float">
            <text:p>255439.900231214</text:p>
          </table:table-cell>
          <table:table-cell table:formula="of:=[.F15]+[.E15]+[.D15]+[.C15]+[.B15]+[.A15]" office:value-type="float" office:value="1597368.48223642" calcext:value-type="float">
            <text:p>1597368.5</text:p>
          </table:table-cell>
          <table:table-cell/>
        </table:table-row>
        <table:table-row table:style-name="ro2">
          <table:table-cell office:value-type="float" office:value="174537.17927414" calcext:value-type="float">
            <text:p>174537.17927414</text:p>
          </table:table-cell>
          <table:table-cell office:value-type="float" office:value="262406.996772812" calcext:value-type="float">
            <text:p>262406.996772812</text:p>
          </table:table-cell>
          <table:table-cell office:value-type="float" office:value="363707.178357556" calcext:value-type="float">
            <text:p>363707.178357556</text:p>
          </table:table-cell>
          <table:table-cell office:value-type="float" office:value="106112.426261558" calcext:value-type="float">
            <text:p>106112.426261558</text:p>
          </table:table-cell>
          <table:table-cell office:value-type="float" office:value="638527.960710683" calcext:value-type="float">
            <text:p>638527.960710683</text:p>
          </table:table-cell>
          <table:table-cell office:value-type="float" office:value="283694.836878613" calcext:value-type="float">
            <text:p>283694.836878613</text:p>
          </table:table-cell>
          <table:table-cell table:formula="of:=[.F16]+[.E16]+[.D16]+[.C16]+[.B16]+[.A16]" office:value-type="float" office:value="1828986.57825536" calcext:value-type="float">
            <text:p>1828986.6</text:p>
          </table:table-cell>
          <table:table-cell/>
        </table:table-row>
        <table:table-row table:style-name="ro2">
          <table:table-cell office:value-type="float" office:value="161467.988398169" calcext:value-type="float">
            <text:p>161467.988398169</text:p>
          </table:table-cell>
          <table:table-cell office:value-type="float" office:value="257153.7317007" calcext:value-type="float">
            <text:p>257153.7317007</text:p>
          </table:table-cell>
          <table:table-cell office:value-type="float" office:value="376137.574352335" calcext:value-type="float">
            <text:p>376137.574352335</text:p>
          </table:table-cell>
          <table:table-cell office:value-type="float" office:value="100266.996284322" calcext:value-type="float">
            <text:p>100266.996284322</text:p>
          </table:table-cell>
          <table:table-cell office:value-type="float" office:value="783780.238974727" calcext:value-type="float">
            <text:p>783780.238974727</text:p>
          </table:table-cell>
          <table:table-cell office:value-type="float" office:value="321877.183699422" calcext:value-type="float">
            <text:p>321877.183699422</text:p>
          </table:table-cell>
          <table:table-cell table:formula="of:=[.F17]+[.E17]+[.D17]+[.C17]+[.B17]+[.A17]" office:value-type="float" office:value="2000683.71340967" calcext:value-type="float">
            <text:p>2000683.7</text:p>
          </table:table-cell>
          <table:table-cell/>
        </table:table-row>
        <table:table-row table:style-name="ro2">
          <table:table-cell office:value-type="float" office:value="163660.628666204" calcext:value-type="float">
            <text:p>163660.628666204</text:p>
          </table:table-cell>
          <table:table-cell office:value-type="float" office:value="251874.840945309" calcext:value-type="float">
            <text:p>251874.840945309</text:p>
          </table:table-cell>
          <table:table-cell office:value-type="float" office:value="379066.343006914" calcext:value-type="float">
            <text:p>379066.343006914</text:p>
          </table:table-cell>
          <table:table-cell office:value-type="float" office:value="96075.55091966" calcext:value-type="float">
            <text:p>96075.55091966</text:p>
          </table:table-cell>
          <table:table-cell office:value-type="float" office:value="687755.244454179" calcext:value-type="float">
            <text:p>687755.244454179</text:p>
          </table:table-cell>
          <table:table-cell office:value-type="float" office:value="325313.594913295" calcext:value-type="float">
            <text:p>325313.594913295</text:p>
          </table:table-cell>
          <table:table-cell table:formula="of:=[.F18]+[.E18]+[.D18]+[.C18]+[.B18]+[.A18]" office:value-type="float" office:value="1903746.20290556" calcext:value-type="float">
            <text:p>1903746.2</text:p>
          </table:table-cell>
          <table:table-cell/>
        </table:table-row>
        <table:table-row table:style-name="ro2">
          <table:table-cell office:value-type="float" office:value="171805.797496948" calcext:value-type="float">
            <text:p>171805.797496948</text:p>
          </table:table-cell>
          <table:table-cell office:value-type="float" office:value="319936.655733257" calcext:value-type="float">
            <text:p>319936.655733257</text:p>
          </table:table-cell>
          <table:table-cell office:value-type="float" office:value="373505.731552138" calcext:value-type="float">
            <text:p>373505.731552138</text:p>
          </table:table-cell>
          <table:table-cell office:value-type="float" office:value="108709.820241264" calcext:value-type="float">
            <text:p>108709.820241264</text:p>
          </table:table-cell>
          <table:table-cell office:value-type="float" office:value="709538.69228523" calcext:value-type="float">
            <text:p>709538.69228523</text:p>
          </table:table-cell>
          <table:table-cell office:value-type="float" office:value="320731.713294798" calcext:value-type="float">
            <text:p>320731.713294798</text:p>
          </table:table-cell>
          <table:table-cell table:formula="of:=[.F19]+[.E19]+[.D19]+[.C19]+[.B19]+[.A19]" office:value-type="float" office:value="2004228.41060363" calcext:value-type="float">
            <text:p>2004228.4</text:p>
          </table:table-cell>
          <table:table-cell/>
        </table:table-row>
        <table:table-row table:style-name="ro2">
          <table:table-cell office:value-type="float" office:value="178387.485724195" calcext:value-type="float">
            <text:p>178387.485724195</text:p>
          </table:table-cell>
          <table:table-cell office:value-type="float" office:value="397813.107216907" calcext:value-type="float">
            <text:p>397813.107216907</text:p>
          </table:table-cell>
          <table:table-cell office:value-type="float" office:value="354327.020685057" calcext:value-type="float">
            <text:p>354327.020685057</text:p>
          </table:table-cell>
          <table:table-cell office:value-type="float" office:value="105511.800462466" calcext:value-type="float">
            <text:p>105511.800462466</text:p>
          </table:table-cell>
          <table:table-cell office:value-type="float" office:value="698486.719940003" calcext:value-type="float">
            <text:p>698486.719940003</text:p>
          </table:table-cell>
          <table:table-cell office:value-type="float" office:value="332950.064277457" calcext:value-type="float">
            <text:p>332950.064277457</text:p>
          </table:table-cell>
          <table:table-cell table:formula="of:=[.F20]+[.E20]+[.D20]+[.C20]+[.B20]+[.A20]" office:value-type="float" office:value="2067476.19830608" calcext:value-type="float">
            <text:p>2067476.2</text:p>
          </table:table-cell>
          <table:table-cell/>
        </table:table-row>
        <table:table-row table:style-name="ro2">
          <table:table-cell office:value-type="float" office:value="166414.614982242" calcext:value-type="float">
            <text:p>166414.614982242</text:p>
          </table:table-cell>
          <table:table-cell office:value-type="float" office:value="380951.407619592" calcext:value-type="float">
            <text:p>380951.407619592</text:p>
          </table:table-cell>
          <table:table-cell office:value-type="float" office:value="331112.81752434" calcext:value-type="float">
            <text:p>331112.81752434</text:p>
          </table:table-cell>
          <table:table-cell office:value-type="float" office:value="102331.890004244" calcext:value-type="float">
            <text:p>102331.890004244</text:p>
          </table:table-cell>
          <table:table-cell office:value-type="float" office:value="616506.724887173" calcext:value-type="float">
            <text:p>616506.724887173</text:p>
          </table:table-cell>
          <table:table-cell office:value-type="float" office:value="372659.704971098" calcext:value-type="float">
            <text:p>372659.704971098</text:p>
          </table:table-cell>
          <table:table-cell table:formula="of:=[.F21]+[.E21]+[.D21]+[.C21]+[.B21]+[.A21]" office:value-type="float" office:value="1969977.15998869" calcext:value-type="float">
            <text:p>1969977.2</text:p>
          </table:table-cell>
          <table:table-cell/>
        </table:table-row>
        <table:table-row table:style-name="ro2">
          <table:table-cell office:value-type="float" office:value="194075.03568313" calcext:value-type="float">
            <text:p>194075.03568313</text:p>
          </table:table-cell>
          <table:table-cell office:value-type="float" office:value="548902.135827503" calcext:value-type="float">
            <text:p>548902.135827503</text:p>
          </table:table-cell>
          <table:table-cell office:value-type="float" office:value="377460.244067306" calcext:value-type="float">
            <text:p>377460.244067306</text:p>
          </table:table-cell>
          <table:table-cell office:value-type="float" office:value="108522.690595316" calcext:value-type="float">
            <text:p>108522.690595316</text:p>
          </table:table-cell>
          <table:table-cell office:value-type="float" office:value="749321.657284698" calcext:value-type="float">
            <text:p>749321.657284698</text:p>
          </table:table-cell>
          <table:table-cell office:value-type="float" office:value="428405.93132948" calcext:value-type="float">
            <text:p>428405.93132948</text:p>
          </table:table-cell>
          <table:table-cell table:formula="of:=[.F22]+[.E22]+[.D22]+[.C22]+[.B22]+[.A22]" office:value-type="float" office:value="2406687.69478743" calcext:value-type="float">
            <text:p>2406687.7</text:p>
          </table:table-cell>
          <table:table-cell/>
        </table:table-row>
        <table:table-row table:style-name="ro2">
          <table:table-cell office:value-type="float" office:value="245421.245671199" calcext:value-type="float">
            <text:p>245421.245671199</text:p>
          </table:table-cell>
          <table:table-cell office:value-type="float" office:value="810181.602536056" calcext:value-type="float">
            <text:p>810181.602536056</text:p>
          </table:table-cell>
          <table:table-cell office:value-type="float" office:value="415790.672541978" calcext:value-type="float">
            <text:p>415790.672541978</text:p>
          </table:table-cell>
          <table:table-cell office:value-type="float" office:value="161061.278979642" calcext:value-type="float">
            <text:p>161061.278979642</text:p>
          </table:table-cell>
          <table:table-cell office:value-type="float" office:value="808706.623749602" calcext:value-type="float">
            <text:p>808706.623749602</text:p>
          </table:table-cell>
          <table:table-cell office:value-type="float" office:value="567389.673757225" calcext:value-type="float">
            <text:p>567389.673757225</text:p>
          </table:table-cell>
          <table:table-cell table:formula="of:=[.F23]+[.E23]+[.D23]+[.C23]+[.B23]+[.A23]" office:value-type="float" office:value="3008551.0972357" calcext:value-type="float">
            <text:p>3008551.1</text:p>
          </table:table-cell>
          <table:table-cell/>
        </table:table-row>
        <table:table-row table:style-name="ro2">
          <table:table-cell office:value-type="float" office:value="264763.196076859" calcext:value-type="float">
            <text:p>264763.196076859</text:p>
          </table:table-cell>
          <table:table-cell office:value-type="float" office:value="775433.176010281" calcext:value-type="float">
            <text:p>775433.176010281</text:p>
          </table:table-cell>
          <table:table-cell office:value-type="float" office:value="412659.454441231" calcext:value-type="float">
            <text:p>412659.454441231</text:p>
          </table:table-cell>
          <table:table-cell office:value-type="float" office:value="203110.259007678" calcext:value-type="float">
            <text:p>203110.259007678</text:p>
          </table:table-cell>
          <table:table-cell office:value-type="float" office:value="771994.225435383" calcext:value-type="float">
            <text:p>771994.225435383</text:p>
          </table:table-cell>
          <table:table-cell office:value-type="float" office:value="521189.034104046" calcext:value-type="float">
            <text:p>521189.034104046</text:p>
          </table:table-cell>
          <table:table-cell table:formula="of:=[.F24]+[.E24]+[.D24]+[.C24]+[.B24]+[.A24]" office:value-type="float" office:value="2949149.34507548" calcext:value-type="float">
            <text:p>2949149.3</text:p>
          </table:table-cell>
          <table:table-cell/>
        </table:table-row>
        <table:table-row table:style-name="ro2">
          <table:table-cell office:value-type="float" office:value="262144.836993896" calcext:value-type="float">
            <text:p>262144.836993896</text:p>
          </table:table-cell>
          <table:table-cell office:value-type="float" office:value="715802.211020991" calcext:value-type="float">
            <text:p>715802.211020991</text:p>
          </table:table-cell>
          <table:table-cell office:value-type="float" office:value="438923.895924228" calcext:value-type="float">
            <text:p>438923.895924228</text:p>
          </table:table-cell>
          <table:table-cell office:value-type="float" office:value="372647.993539617" calcext:value-type="float">
            <text:p>372647.993539617</text:p>
          </table:table-cell>
          <table:table-cell office:value-type="float" office:value="976517.745472285" calcext:value-type="float">
            <text:p>976517.745472285</text:p>
          </table:table-cell>
          <table:table-cell office:value-type="float" office:value="520807.210635838" calcext:value-type="float">
            <text:p>520807.210635838</text:p>
          </table:table-cell>
          <table:table-cell table:formula="of:=[.F25]+[.E25]+[.D25]+[.C25]+[.B25]+[.A25]" office:value-type="float" office:value="3286843.89358685" calcext:value-type="float">
            <text:p>3286843.9</text:p>
          </table:table-cell>
          <table:table-cell/>
        </table:table-row>
        <table:table-row table:style-name="ro2">
          <table:table-cell office:value-type="float" office:value="257861.27688263" calcext:value-type="float">
            <text:p>257861.27688263</text:p>
          </table:table-cell>
          <table:table-cell office:value-type="float" office:value="768206.733325718" calcext:value-type="float">
            <text:p>768206.733325718</text:p>
          </table:table-cell>
          <table:table-cell office:value-type="float" office:value="421526.740183435" calcext:value-type="float">
            <text:p>421526.740183435</text:p>
          </table:table-cell>
          <table:table-cell office:value-type="float" office:value="326045.812909706" calcext:value-type="float">
            <text:p>326045.812909706</text:p>
          </table:table-cell>
          <table:table-cell office:value-type="float" office:value="1012470.25607147" calcext:value-type="float">
            <text:p>1012470.25607147</text:p>
          </table:table-cell>
          <table:table-cell office:value-type="float" office:value="499806.919884393" calcext:value-type="float">
            <text:p>499806.919884393</text:p>
          </table:table-cell>
          <table:table-cell table:formula="of:=[.F26]+[.E26]+[.D26]+[.C26]+[.B26]+[.A26]" office:value-type="float" office:value="3285917.73925735" calcext:value-type="float">
            <text:p>3285917.7</text:p>
          </table:table-cell>
          <table:table-cell/>
        </table:table-row>
        <table:table-row table:style-name="ro2">
          <table:table-cell office:value-type="float" office:value="262291.766496393" calcext:value-type="float">
            <text:p>262291.766496393</text:p>
          </table:table-cell>
          <table:table-cell office:value-type="float" office:value="766131.052980151" calcext:value-type="float">
            <text:p>766131.052980151</text:p>
          </table:table-cell>
          <table:table-cell office:value-type="float" office:value="441771.684800339" calcext:value-type="float">
            <text:p>441771.684800339</text:p>
          </table:table-cell>
          <table:table-cell office:value-type="float" office:value="327106.932860579" calcext:value-type="float">
            <text:p>327106.932860579</text:p>
          </table:table-cell>
          <table:table-cell office:value-type="float" office:value="1199924.73369306" calcext:value-type="float">
            <text:p>1199924.73369306</text:p>
          </table:table-cell>
          <table:table-cell office:value-type="float" office:value="511643.447398844" calcext:value-type="float">
            <text:p>511643.447398844</text:p>
          </table:table-cell>
          <table:table-cell table:formula="of:=[.F27]+[.E27]+[.D27]+[.C27]+[.B27]+[.A27]" office:value-type="float" office:value="3508869.61822937" calcext:value-type="float">
            <text:p>3508869.6</text:p>
          </table:table-cell>
          <table:table-cell/>
        </table:table-row>
        <table:table-row table:style-name="ro2">
          <table:table-cell office:value-type="float" office:value="271246.931302442" calcext:value-type="float">
            <text:p>271246.931302442</text:p>
          </table:table-cell>
          <table:table-cell office:value-type="float" office:value="816741.777455376" calcext:value-type="float">
            <text:p>816741.777455376</text:p>
          </table:table-cell>
          <table:table-cell office:value-type="float" office:value="474231.079336108" calcext:value-type="float">
            <text:p>474231.079336108</text:p>
          </table:table-cell>
          <table:table-cell office:value-type="float" office:value="314052.699771339" calcext:value-type="float">
            <text:p>314052.699771339</text:p>
          </table:table-cell>
          <table:table-cell office:value-type="float" office:value="1378245.05082165" calcext:value-type="float">
            <text:p>1378245.05082165</text:p>
          </table:table-cell>
          <table:table-cell office:value-type="float" office:value="516988.975953757" calcext:value-type="float">
            <text:p>516988.975953757</text:p>
          </table:table-cell>
          <table:table-cell table:formula="of:=[.F28]+[.E28]+[.D28]+[.C28]+[.B28]+[.A28]" office:value-type="float" office:value="3771506.51464067" calcext:value-type="float">
            <text:p>3771506.5</text:p>
          </table:table-cell>
          <table:table-cell/>
        </table:table-row>
        <table:table-row table:style-name="ro2">
          <table:table-cell office:value-type="float" office:value="299374.512472808" calcext:value-type="float">
            <text:p>299374.512472808</text:p>
          </table:table-cell>
          <table:table-cell office:value-type="float" office:value="918270.734605169" calcext:value-type="float">
            <text:p>918270.734605169</text:p>
          </table:table-cell>
          <table:table-cell office:value-type="float" office:value="514909.921386341" calcext:value-type="float">
            <text:p>514909.921386341</text:p>
          </table:table-cell>
          <table:table-cell office:value-type="float" office:value="335629.092888615" calcext:value-type="float">
            <text:p>335629.092888615</text:p>
          </table:table-cell>
          <table:table-cell office:value-type="float" office:value="1428190.86784671" calcext:value-type="float">
            <text:p>1428190.86784671</text:p>
          </table:table-cell>
          <table:table-cell office:value-type="float" office:value="596026.433872832" calcext:value-type="float">
            <text:p>596026.433872832</text:p>
          </table:table-cell>
          <table:table-cell table:formula="of:=[.F29]+[.E29]+[.D29]+[.C29]+[.B29]+[.A29]" office:value-type="float" office:value="4092401.56307247" calcext:value-type="float">
            <text:p>4092401.6</text:p>
          </table:table-cell>
          <table:table-cell/>
        </table:table-row>
        <table:table-row table:style-name="ro2">
          <table:table-cell office:value-type="float" office:value="311498.080140399" calcext:value-type="float">
            <text:p>311498.080140399</text:p>
          </table:table-cell>
          <table:table-cell office:value-type="float" office:value="897539.556832786" calcext:value-type="float">
            <text:p>897539.556832786</text:p>
          </table:table-cell>
          <table:table-cell office:value-type="float" office:value="509146.860485396" calcext:value-type="float">
            <text:p>509146.860485396</text:p>
          </table:table-cell>
          <table:table-cell office:value-type="float" office:value="341169.682636161" calcext:value-type="float">
            <text:p>341169.682636161</text:p>
          </table:table-cell>
          <table:table-cell office:value-type="float" office:value="1366298.78885261" calcext:value-type="float">
            <text:p>1366298.78885261</text:p>
          </table:table-cell>
          <table:table-cell office:value-type="float" office:value="606717.490982659" calcext:value-type="float">
            <text:p>606717.490982659</text:p>
          </table:table-cell>
          <table:table-cell table:formula="of:=[.F30]+[.E30]+[.D30]+[.C30]+[.B30]+[.A30]" office:value-type="float" office:value="4032370.45993001" calcext:value-type="float">
            <text:p>4032370.5</text:p>
          </table:table-cell>
          <table:table-cell/>
        </table:table-row>
        <table:table-row table:style-name="ro2">
          <table:table-cell office:value-type="float" office:value="308585.862052441" calcext:value-type="float">
            <text:p>308585.862052441</text:p>
          </table:table-cell>
          <table:table-cell office:value-type="float" office:value="806235.247311152" calcext:value-type="float">
            <text:p>806235.247311152</text:p>
          </table:table-cell>
          <table:table-cell office:value-type="float" office:value="633261.867616763" calcext:value-type="float">
            <text:p>633261.867616763</text:p>
          </table:table-cell>
          <table:table-cell office:value-type="float" office:value="334575.734075132" calcext:value-type="float">
            <text:p>334575.734075132</text:p>
          </table:table-cell>
          <table:table-cell office:value-type="float" office:value="1304660.00576351" calcext:value-type="float">
            <text:p>1304660.00576351</text:p>
          </table:table-cell>
          <table:table-cell office:value-type="float" office:value="580753.495144508" calcext:value-type="float">
            <text:p>580753.495144508</text:p>
          </table:table-cell>
          <table:table-cell table:formula="of:=[.F31]+[.E31]+[.D31]+[.C31]+[.B31]+[.A31]" office:value-type="float" office:value="3968072.21196351" calcext:value-type="float">
            <text:p>3968072.2</text:p>
          </table:table-cell>
          <table:table-cell/>
        </table:table-row>
        <table:table-row table:style-name="ro2">
          <table:table-cell office:value-type="float" office:value="309328.04441121" calcext:value-type="float">
            <text:p>309328.04441121</text:p>
          </table:table-cell>
          <table:table-cell office:value-type="float" office:value="813512.941362273" calcext:value-type="float">
            <text:p>813512.941362273</text:p>
          </table:table-cell>
          <table:table-cell office:value-type="float" office:value="564132.130064908" calcext:value-type="float">
            <text:p>564132.130064908</text:p>
          </table:table-cell>
          <table:table-cell office:value-type="float" office:value="513097.416309786" calcext:value-type="float">
            <text:p>513097.416309786</text:p>
          </table:table-cell>
          <table:table-cell office:value-type="float" office:value="1329545.03610492" calcext:value-type="float">
            <text:p>1329545.03610492</text:p>
          </table:table-cell>
          <table:table-cell office:value-type="float" office:value="612063.019537572" calcext:value-type="float">
            <text:p>612063.019537572</text:p>
          </table:table-cell>
          <table:table-cell table:formula="of:=[.F32]+[.E32]+[.D32]+[.C32]+[.B32]+[.A32]" office:value-type="float" office:value="4141678.58779067" calcext:value-type="float">
            <text:p>4141678.6</text:p>
          </table:table-cell>
          <table:table-cell/>
        </table:table-row>
        <table:table-row table:style-name="ro2">
          <table:table-cell office:value-type="float" office:value="254248.318090455" calcext:value-type="float">
            <text:p>254248.318090455</text:p>
          </table:table-cell>
          <table:table-cell office:value-type="float" office:value="678901.227099814" calcext:value-type="float">
            <text:p>678901.227099814</text:p>
          </table:table-cell>
          <table:table-cell office:value-type="float" office:value="467131.852090447" calcext:value-type="float">
            <text:p>467131.852090447</text:p>
          </table:table-cell>
          <table:table-cell office:value-type="float" office:value="491538.701338786" calcext:value-type="float">
            <text:p>491538.701338786</text:p>
          </table:table-cell>
          <table:table-cell office:value-type="float" office:value="1120276.09482718" calcext:value-type="float">
            <text:p>1120276.09482718</text:p>
          </table:table-cell>
          <table:table-cell office:value-type="float" office:value="478042.982196532" calcext:value-type="float">
            <text:p>478042.982196532</text:p>
          </table:table-cell>
          <table:table-cell table:formula="of:=[.F33]+[.E33]+[.D33]+[.C33]+[.B33]+[.A33]" office:value-type="float" office:value="3490139.17564321" calcext:value-type="float">
            <text:p>3490139.2</text:p>
          </table:table-cell>
          <table:table-cell/>
        </table:table-row>
        <table:table-row table:style-name="ro2">
          <table:table-cell office:value-type="float" office:value="271024.653337125" calcext:value-type="float">
            <text:p>271024.653337125</text:p>
          </table:table-cell>
          <table:table-cell office:value-type="float" office:value="738711.571872055" calcext:value-type="float">
            <text:p>738711.571872055</text:p>
          </table:table-cell>
          <table:table-cell office:value-type="float" office:value="515625.242762805" calcext:value-type="float">
            <text:p>515625.242762805</text:p>
          </table:table-cell>
          <table:table-cell office:value-type="float" office:value="504473.930321386" calcext:value-type="float">
            <text:p>504473.930321386</text:p>
          </table:table-cell>
          <table:table-cell office:value-type="float" office:value="1210542.48448683" calcext:value-type="float">
            <text:p>1210542.48448683</text:p>
          </table:table-cell>
          <table:table-cell office:value-type="float" office:value="544862.089132948" calcext:value-type="float">
            <text:p>544862.089132948</text:p>
          </table:table-cell>
          <table:table-cell table:formula="of:=[.F34]+[.E34]+[.D34]+[.C34]+[.B34]+[.A34]" office:value-type="float" office:value="3785239.97191315" calcext:value-type="float">
            <text:p>3785240.0</text:p>
          </table:table-cell>
          <table:table-cell/>
        </table:table-row>
        <table:table-row table:style-name="ro2">
          <table:table-cell office:value-type="float" office:value="261515.677329356" calcext:value-type="float">
            <text:p>261515.677329356</text:p>
          </table:table-cell>
          <table:table-cell office:value-type="float" office:value="707217.607122662" calcext:value-type="float">
            <text:p>707217.607122662</text:p>
          </table:table-cell>
          <table:table-cell office:value-type="float" office:value="454917.402171582" calcext:value-type="float">
            <text:p>454917.402171582</text:p>
          </table:table-cell>
          <table:table-cell office:value-type="float" office:value="448421.271396787" calcext:value-type="float">
            <text:p>448421.271396787</text:p>
          </table:table-cell>
          <table:table-cell office:value-type="float" office:value="1160250.32408145" calcext:value-type="float">
            <text:p>1160250.32408145</text:p>
          </table:table-cell>
          <table:table-cell office:value-type="float" office:value="527298.209595376" calcext:value-type="float">
            <text:p>527298.209595376</text:p>
          </table:table-cell>
          <table:table-cell table:formula="of:=[.F35]+[.E35]+[.D35]+[.C35]+[.B35]+[.A35]" office:value-type="float" office:value="3559620.49169721" calcext:value-type="float">
            <text:p>3559620.5</text:p>
          </table:table-cell>
          <table:table-cell/>
        </table:table-row>
        <table:table-row table:style-name="ro2">
          <table:table-cell office:value-type="float" office:value="288520.566403718" calcext:value-type="float">
            <text:p>288520.566403718</text:p>
          </table:table-cell>
          <table:table-cell office:value-type="float" office:value="700580.555153506" calcext:value-type="float">
            <text:p>700580.555153506</text:p>
          </table:table-cell>
          <table:table-cell office:value-type="float" office:value="486931.40792578" calcext:value-type="float">
            <text:p>486931.40792578</text:p>
          </table:table-cell>
          <table:table-cell office:value-type="float" office:value="482915.215350387" calcext:value-type="float">
            <text:p>482915.215350387</text:p>
          </table:table-cell>
          <table:table-cell office:value-type="float" office:value="1181242.86837236" calcext:value-type="float">
            <text:p>1181242.86837236</text:p>
          </table:table-cell>
          <table:table-cell office:value-type="float" office:value="545243.912601156" calcext:value-type="float">
            <text:p>545243.912601156</text:p>
          </table:table-cell>
          <table:table-cell table:formula="of:=[.F36]+[.E36]+[.D36]+[.C36]+[.B36]+[.A36]" office:value-type="float" office:value="3685434.52580691" calcext:value-type="float">
            <text:p>3685434.5</text:p>
          </table:table-cell>
          <table:table-cell office:value-type="string" calcext:value-type="string">
            <text:p>Amount At Last Day</text:p>
          </table:table-cell>
        </table:table-row>
        <table:table-row table:style-name="ro2">
          <table:table-cell table:formula="of:=([.A36]-[.A2])/[.A2]*100" office:value-type="float" office:value="186.855485055167" calcext:value-type="float">
            <text:p>186.8554850552</text:p>
          </table:table-cell>
          <table:table-cell table:formula="of:=([.B36]-[.B2])/[.B2]*100" office:value-type="float" office:value="415.975280484469" calcext:value-type="float">
            <text:p>415.9752804845</text:p>
          </table:table-cell>
          <table:table-cell table:formula="of:=([.C36]-[.C2])/[.C2]*100" office:value-type="float" office:value="171.336493126407" calcext:value-type="float">
            <text:p>171.3364931264</text:p>
          </table:table-cell>
          <table:table-cell table:formula="of:=([.D36]-[.D2])/[.D2]*100" office:value-type="float" office:value="152.437067629093" calcext:value-type="float">
            <text:p>152.4370676291</text:p>
          </table:table-cell>
          <table:table-cell table:formula="of:=([.E36]-[.E2])/[.E2]*100" office:value-type="float" office:value="506.644897525752" calcext:value-type="float">
            <text:p>506.6448975258</text:p>
          </table:table-cell>
          <table:table-cell table:formula="of:=([.F36]-[.F2])/[.F2]*100" office:value-type="float" office:value="175.14450867052" calcext:value-type="float">
            <text:p>175.1445086705</text:p>
          </table:table-cell>
          <table:table-cell table:style-name="Default" table:formula="of:=([.G36]-[.G2])/[.G2]*100" office:value-type="float" office:value="268.543448895256" calcext:value-type="float">
            <text:p>268.5434488953</text:p>
          </table:table-cell>
          <table:table-cell office:value-type="string" calcext:value-type="string">
            <text:p>Percent G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3:45:47.709553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4:02:43.019499922</dc:date>
    <meta:editing-duration>PT12M52S</meta:editing-duration>
    <meta:editing-cycles>2</meta:editing-cycles>
    <meta:generator>LibreOffice/5.1.6.2$Linux_X86_64 LibreOffice_project/10m0$Build-2</meta:generator>
    <meta:document-statistic meta:table-count="1" meta:cell-count="261" meta:object-count="0"/>
  </office:meta>
</office:document-meta>
</file>